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79.99pt"/>
    </style:style>
    <style:style style:name="co5" style:family="table-column">
      <style:table-column-properties fo:break-before="auto" style:column-width="72.99pt"/>
    </style:style>
    <style:style style:name="ro1" style:family="table-row">
      <style:table-row-properties style:row-height="33.8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2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9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Excel_20_Built-in_20_Calculation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Calculation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4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alculation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2" table:default-cell-style-name="ce6"/>
        <table:table-column table:style-name="co5" table:default-cell-style-name="ce6"/>
        <table:table-column table:style-name="co2" table:number-columns-repeated="1016" table:default-cell-style-name="ce6"/>
        <table:table-row table:style-name="ro1">
          <table:table-cell table:style-name="ce1" office:value-type="string" calcext:value-type="string" table:number-columns-spanned="5" table:number-rows-spanned="1">
            <text:p>Express</text:p>
          </table:table-cell>
          <table:covered-table-cell table:number-columns-repeated="3" table:style-name="ce7"/>
          <table:covered-table-cell table:style-name="ce13"/>
          <table:table-cell table:number-columns-repeated="1019"/>
        </table:table-row>
        <table:table-row table:style-name="ro2">
          <table:table-cell table:style-name="ce2" office:value-type="string" calcext:value-type="string">
            <text:p>Relationship</text:p>
          </table:table-cell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Good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ompany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 table:number-columns-spanned="1" table:number-rows-spanned="7">
            <text:p>Parent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anana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1" office:value-type="string" calcext:value-type="string">
            <text:p>完成</text:p>
          </table:table-cell>
          <table:table-cell table:style-name="ce11" office:value-type="string" calcext:value-type="string">
            <text:p>OK</text:p>
          </table:table-cell>
          <table:table-cell table:style-name="ce9" table:formula="of:=COUNTIF(颜色;[.H3])"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ppl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1" office:value-type="string" calcext:value-type="string">
            <text:p>取消</text:p>
          </table:table-cell>
          <table:table-cell table:style-name="ce11" office:value-type="string" calcext:value-type="string">
            <text:p>cancel</text:p>
          </table:table-cell>
          <table:table-cell table:style-name="ce9" table:formula="of:=COUNTIF(颜色;[.H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instant noodles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2" office:value-type="string" calcext:value-type="string">
            <text:p>未发货</text:p>
          </table:table-cell>
          <table:table-cell table:style-name="ce12" office:value-type="string" calcext:value-type="string">
            <text:p>NYS</text:p>
          </table:table-cell>
          <table:table-cell table:style-name="ce9" table:formula="of:=COUNTIF(颜色;[.H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thermometers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4" office:value-type="string" calcext:value-type="string">
            <text:p>在路上</text:p>
          </table:table-cell>
          <table:table-cell table:style-name="ce16" office:value-type="string" calcext:value-type="string">
            <text:p>OTW</text:p>
          </table:table-cell>
          <table:table-cell table:style-name="ce9" table:formula="of:=COUNTIF(颜色;[.H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disposable glov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5" office:value-type="string" calcext:value-type="string">
            <text:p>未领取</text:p>
          </table:table-cell>
          <table:table-cell table:style-name="ce17" office:value-type="string" calcext:value-type="string">
            <text:p>Unclaimed</text:p>
          </table:table-cell>
          <table:table-cell table:style-name="ce9" table:formula="of:=COUNTIF(颜色;[.H7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urling iron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5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fish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 table:number-columns-spanned="1" table:number-rows-spanned="13">
            <text:p>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bumf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instant noodles&amp;meat floss cake</text:p>
          </table:table-cell>
          <table:table-cell table:style-name="ce12" office:value-type="string" calcext:value-type="string">
            <text:p>NYS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NYS" calcext:value-type="string">
            <text:p>NYS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olar film</text:p>
          </table:table-cell>
          <table:table-cell table:style-name="ce11" office:value-type="string" calcext:value-type="string">
            <text:p>cancel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cancel" calcext:value-type="string">
            <text:p>cancel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sterilamp</text:p>
          </table:table-cell>
          <table:table-cell table:style-name="ce12" office:value-type="string" calcext:value-type="string">
            <text:p>NYS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NYS" calcext:value-type="string">
            <text:p>NYS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isinfectant</text:p>
          </table:table-cell>
          <table:table-cell table:style-name="ce11" office:value-type="string" calcext:value-type="string">
            <text:p>cancel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cancel" calcext:value-type="string">
            <text:p>cancel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thermometer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kiwi fruit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disposable glov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ango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ozonater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urtain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toothpast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5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ATA wir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颜色" table:base-cell-address="$Sheet1.$A$1" table:cell-range-address="$Sheet1.$D$3:.$D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08:28:58.566897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Gao</meta:initial-creator>
    <meta:creation-date>2020-02-17T09:16:19</meta:creation-date>
    <dc:date>2020-03-02T08:33:08.167200186</dc:date>
    <meta:generator>LibreOffice/6.2.8.2$Linux_X86_64 LibreOffice_project/20$Build-2</meta:generator>
    <meta:editing-duration>PT12M33S</meta:editing-duration>
    <meta:editing-cycles>2</meta:editing-cycles>
    <meta:document-statistic meta:table-count="1" meta:cell-count="12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